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2" style:family="text">
      <style:text-properties fo:font-family="Symbol" style:font-pitch="variable" style:font-charset="x-symbol" style:font-family-asian="Symbol" style:font-style-name-asian="Regular" style:font-charset-asian="x-symbol" style:font-family-complex="Symbol" style:font-style-name-complex="Regular" style:font-charset-complex="x-symbol"/>
    </style:style>
    <style:style style:name="T3" style:family="text">
      <style:text-properties fo:font-family="'Liberation Sans'" style:font-family-generic="swiss" style:font-pitch="variable" style:font-family-asian="Symbol" style:font-style-name-asian="Regular" style:font-charset-asian="x-symbol" style:font-family-complex="Symbol" style:font-style-name-complex="Regular" style:font-charset-complex="x-symbol"/>
    </style:style>
    <style:style style:name="T4" style:family="text">
      <style:text-properties fo:font-family="'Liberation Sans'" style:font-family-generic="roman" style:font-pitch="variable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4.569cm" svg:height="4.805cm" svg:x="4.104cm" svg:y="0.191cm">
              <draw:text-box>
                <text:p text:style-name="P1">P1 controls s1</text:p>
                <text:p text:style-name="P1">K1 says s1</text:p>
                <text:p text:style-name="P1">K1 <text:span text:style-name="T1">Þ</text:span><text:span text:style-name="T2"> </text:span><text:span text:style-name="T3">P1</text:span></text:p>
                <text:p text:style-name="P1">s1 <text:span text:style-name="T1">É</text:span><text:span text:style-name="T4"> s2</text:span></text:p>
                <text:p text:style-name="P1"><text:span text:style-name="T4">-----------------</text:span></text:p>
                <text:p text:style-name="P1"><text:span text:style-name="T4">P2 says s2</text:span></text:p>
              </draw:text-box>
            </draw:frame>
            <draw:custom-shape draw:style-name="gr2" draw:text-style-name="P1" draw:layer="layout" svg:width="3.81cm" svg:height="1.905cm" svg:x="8.676cm" svg:y="1.526cm">
              <text:p text:style-name="P1">P2 says s2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" draw:text-style-name="P1" draw:layer="layout" svg:width="3.81cm" svg:height="1.905cm" svg:x="0.275cm" svg:y="1.526cm">
              <text:p text:style-name="P1">K1 says s1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20:21:52</meta:creation-date>
    <dc:date>2012-09-18T20:53:21</dc:date>
    <meta:editing-duration>PT17M42S</meta:editing-duration>
    <meta:editing-cycles>2</meta:editing-cycles>
    <meta:generator>LibreOffice/3.5$Linux_X86_64 LibreOffice_project/350m1$Build-2</meta:generator>
    <meta:document-statistic meta:object-count="5"/>
  </office:meta>
</office:document-meta>
</file>